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1" style:family="presentation" style:parent-style-name="Title_20__2b__20_Content-outline1">
      <style:graphic-properties draw:auto-grow-height="false" fo:min-height="10.798cm"/>
    </style:style>
    <style:style style:name="pr12" style:family="presentation" style:parent-style-name="Title_20__2b_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_2b_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ymbo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6: </text:span><text:span text:style-name="T1">Design </text:span><text:span text:style-name="T1">Choice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</text:span><text:span text:style-name="T3">uter </text:span><text:span text:style-name="T3">Electr</text:span><text:span text:style-name="T3">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choose a processor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ow to </text:span><text:span text:style-name="T4">choose </text:span><text:span text:style-name="T4">a </text:span><text:span text:style-name="T4">proces</text:span><text:span text:style-name="T4">sor</text:span></text:p>
          </draw:text-box>
        </draw:frame>
        <draw:frame draw:name="Content Placeholder 2" presentation:style-name="pr6" draw:text-style-name="P13" draw:layer="layout" svg:width="22.387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The envisaged application dictates the choice </text:span></text:p>
              </text:list-item>
              <text:list-item>
                <text:p xml:id="id2" text:id="id2" text:style-name="P12"><text:span text:style-name="T5">Buy one: microcontroller (PIC, Motorolla), DSP (Texas), GPP (ARM), GPU (Nvidia),…</text:span></text:p>
              </text:list-item>
              <text:list-item>
                <text:p text:style-name="P12"><text:span text:style-name="T5">Make one 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46cm" svg:height="0.851cm" svg:x="8.075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 of selecting a GPP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uy a </text:span><text:span text:style-name="T4">proces</text:span><text:span text:style-name="T4">sor</text:span></text:p>
          </draw:text-box>
        </draw:frame>
        <draw:frame draw:name="Content Placeholder 2" presentation:style-name="pr9" draw:text-style-name="P13" draw:layer="layout" svg:width="21.264cm" svg:height="8.461cm" svg:x="2.065cm" svg:y="6.679cm" presentation:class="outline" presentation:user-transformed="true">
          <draw:text-box>
            <text:list text:style-name="L3">
              <text:list-item>
                <text:p xml:id="id3" text:id="id3" text:style-name="P12"><text:span text:style-name="T5">Low NRE cost and short development time but:</text:span></text:p>
                <text:list>
                  <text:list-item>
                    <text:p xml:id="id4" text:id="id4" text:style-name="P14"><text:span text:style-name="T5">Flexibility? </text:span></text:p>
                  </text:list-item>
                  <text:list-item>
                    <text:p xml:id="id5" text:id="id5" text:style-name="P14"><text:span text:style-name="T5">Low unit cost?</text:span></text:p>
                  </text:list-item>
                  <text:list-item>
                    <text:p xml:id="id6" text:id="id6" text:style-name="P14"><text:span text:style-name="T5">Performance?</text:span></text:p>
                  </text:list-item>
                  <text:list-item>
                    <text:p text:style-name="P14"><text:span text:style-name="T5">Power /energy?</text:span></text:p>
                  </text:list-item>
                  <text:list-item>
                    <text:p text:style-name="P14"><text:span text:style-name="T5">Size?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P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SSP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5">When GPPs are unsuitable, Application Specific Standard Products (ASSPs) are good solution</text:span></text:p>
              </text:list-item>
              <text:list-item>
                <text:p xml:id="id8" text:id="id8" text:style-name="P12"><text:span text:style-name="T5">An ASSP is an integrated circuit <text:s/>specific for a wide market applications (eg.: video coding)</text:span></text:p>
              </text:list-item>
              <text:list-item>
                <text:p xml:id="id9" text:id="id9" text:style-name="P12"><text:span text:style-name="T5">Cost is low since production volume is high and performance for that particular applic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SPs, GPU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SPs, </text:span><text:span text:style-name="T4">GPU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0" text:id="id10" text:style-name="P12"><text:span text:style-name="T5">In some cases your application can run well using a Digital Signal Processor (eg.: widely used for audio apps)</text:span></text:p>
              </text:list-item>
              <text:list-item>
                <text:p xml:id="id11" text:id="id11" text:style-name="P12"><text:span text:style-name="T5">In other cases GPUs can do it: many AI algorithms now use GPU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s (mCs)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icroc</text:span><text:span text:style-name="T4">ontroll</text:span><text:span text:style-name="T4">ers </text:span><text:span text:style-name="T4">(</text:span><text:span text:style-name="T6">m</text:span><text:span text:style-name="T4">Cs)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2" text:id="id12" text:style-name="P12"><text:span text:style-name="T5">Target control applications</text:span></text:p>
              </text:list-item>
              <text:list-item>
                <text:p xml:id="id13" text:id="id13" text:style-name="P12"><text:span text:style-name="T5">Have analog I/Os (internal ADCs and DACs) </text:span></text:p>
              </text:list-item>
              <text:list-item>
                <text:p xml:id="id14" text:id="id14" text:style-name="P12"><text:span text:style-name="T5">Have digital I/Os: RS232, USB, I</text:span><text:span text:style-name="T7">2</text:span><text:span text:style-name="T5">C, SPI and CAN. </text:span></text:p>
              </text:list-item>
              <text:list-item>
                <text:p xml:id="id15" text:id="id15" text:style-name="P12"><text:span text:style-name="T5">Using a </text:span><text:span text:style-name="T8">m</text:span><text:span text:style-name="T5">C avoids developing hardware for the above interfaces</text:span></text:p>
              </text:list-item>
            </text:list>
          </draw:text-box>
        </draw:frame>
        <draw:frame draw:name="Date Placeholder 3" presentation:style-name="pr7" draw:text-style-name="P1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16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 and ASIC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ke a </text:span><text:span text:style-name="T4">proces</text:span><text:span text:style-name="T4">sor</text:span></text:p>
          </draw:text-box>
        </draw:frame>
        <draw:frame draw:name="Content Placeholder 2" presentation:style-name="pr11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6" text:id="id16">FPGA or ASIC?</text:p>
                <text:list>
                  <text:list-item>
                    <text:p xml:id="id17" text:id="id17">FPGA if volume is low, frequency is low, cost and power not important</text:p>
                  </text:list-item>
                  <text:list-item>
                    <text:p xml:id="id18" text:id="id18">ASIC if volume is high, frequency is high, cost and power important</text:p>
                  </text:list-item>
                </text:list>
              </text:list-item>
              <text:list-item>
                <text:p xml:id="id19" text:id="id19">Possible strategy: prototype in FPGA, release FPGA, later release hybrid and finally release ASIC</text:p>
              </text:list-item>
              <text:list-item>
                <text:p xml:id="id20" text:id="id20">Xilinx EasyPath program: create an ASIC/FPGA hybrid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dicated processors as ASIC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SIC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1" text:id="id21" text:style-name="P12"><text:span text:style-name="T5">Developed from scratch: high NRE</text:span></text:p>
              </text:list-item>
              <text:list-item>
                <text:p xml:id="id22" text:id="id22" text:style-name="P12"><text:span text:style-name="T5">Function is well defined </text:span></text:p>
              </text:list-item>
              <text:list-item>
                <text:p xml:id="id23" text:id="id23" text:style-name="P12"><text:span text:style-name="T5">Cannot be changed after fabrication</text:span></text:p>
              </text:list-item>
            </text:list>
            <text:list text:style-name="L5">
              <text:list-item>
                <text:list>
                  <text:list-item>
                    <text:p xml:id="id24" text:id="id24" text:style-name="P19"><text:span text:style-name="T9">Make sure to embed some configurability and programmability to reduce risk</text:span></text:p>
                  </text:list-item>
                </text:list>
              </text:list-item>
              <text:list-item>
                <text:p xml:id="id25" text:id="id25" text:style-name="P12"><text:span text:style-name="T5">Market must be big to amortize NRE</text:span></text:p>
              </text:list-item>
              <text:list-item>
                <text:p xml:id="id26" text:id="id26" text:style-name="P12"><text:span text:style-name="T5">Reward: optimal performance, area and power consump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elopment stag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velo</text:span><text:span text:style-name="T4">pment </text:span><text:span text:style-name="T4">stage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7" text:id="id27" text:style-name="P12"><text:span text:style-name="T5">Top-down design: natural language, drawings, pseudo-code, etc</text:span></text:p>
              </text:list-item>
              <text:list-item>
                <text:p xml:id="id28" text:id="id28" text:style-name="P12"><text:span text:style-name="T5">Identify components to buy</text:span></text:p>
              </text:list-item>
              <text:list-item>
                <text:p xml:id="id29" text:id="id29" text:style-name="P12"><text:span text:style-name="T5">Separate hardware and software functions</text:span></text:p>
              </text:list-item>
              <text:list-item>
                <text:p xml:id="id30" text:id="id30" text:style-name="P12"><text:span text:style-name="T5">Hardware and software architectures</text:span></text:p>
              </text:list-item>
              <text:list-item>
                <text:p text:style-name="P12"><text:span text:style-name="T5">Detailed bottom-up design: hardware modules, software classes </text:span></text:p>
              </text:list-item>
              <text:list-item>
                <text:p text:style-name="P12"><text:span text:style-name="T5">Compile / synthesize: executable / circuit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cific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pecifi</text:span><text:span text:style-name="T4">cation</text:span></text:p>
          </draw:text-box>
        </draw:frame>
        <draw:frame draw:name="Content Placeholder 2" presentation:style-name="pr11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>Analyze needed functionalities using market and designer input and create set of specs </text:p>
              </text:list-item>
              <text:list-item>
                <text:p>Customers always want everything, now and for free</text:p>
                <text:list>
                  <text:list-item>
                    <text:p>What they will use it for is what matters</text:p>
                  </text:list-item>
                </text:list>
              </text:list-item>
              <text:list-item>
                <text:p>Designers always think they have time to design everything</text:p>
                <text:list>
                  <text:list-item>
                    <text:p>Manage by saying “don’t do”</text:p>
                  </text:list-item>
                </text:list>
              </text:list-item>
            </text:list>
            <text:p/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spec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</text:span><text:span text:style-name="T4">spec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1" text:id="id31" text:style-name="P12"><text:span text:style-name="T5">Ordered by importance</text:span></text:p>
              </text:list-item>
              <text:list-item>
                <text:p xml:id="id32" text:id="id32" text:style-name="P12"><text:span text:style-name="T5">Compatible with product features</text:span></text:p>
              </text:list-item>
              <text:list-item>
                <text:p xml:id="id33" text:id="id33" text:style-name="P12"><text:span text:style-name="T5">Non conflicting</text:span></text:p>
              </text:list-item>
              <text:list-item>
                <text:p xml:id="id34" text:id="id34" text:style-name="P12"><text:span text:style-name="T5">Unambiguou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dware/software co-desig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rdw</text:span><text:span text:style-name="T4">are/</text:span><text:span text:style-name="T4">softwar</text:span><text:span text:style-name="T4">e co-</text:span><text:span text:style-name="T4">design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5" text:id="id35" text:style-name="P12"><text:span text:style-name="T5">Today chips are complex (SoCs)</text:span></text:p>
              </text:list-item>
              <text:list-item>
                <text:p xml:id="id36" text:id="id36" text:style-name="P12"><text:span text:style-name="T5">SoCs employ a number of standard processors and custom hardware</text:span></text:p>
              </text:list-item>
              <text:list-item>
                <text:p xml:id="id37" text:id="id37" text:style-name="P12"><text:span text:style-name="T5">Hardware and software development can happen in parallel </text:span></text:p>
              </text:list-item>
              <text:list-item>
                <text:p xml:id="id38" text:id="id38" text:style-name="P12"><text:span text:style-name="T5">SW can be tested before having HW by using simulators and emulator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 environmental compliance directive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U </text:span><text:span text:style-name="T4">environ</text:span><text:span text:style-name="T4">mental </text:span><text:span text:style-name="T4">compli</text:span><text:span text:style-name="T4">ance </text:span><text:span text:style-name="T4">directiv</text:span><text:span text:style-name="T4">e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Directive 2002/95 / EC, known as RoHS (Restriction </text:span><text:span text:style-name="T5">of Certain Hazardous Substances), prohibits the </text:span><text:span text:style-name="T5">use of cadmium, mercury, hexavalent chromium, </text:span><text:span text:style-name="T5">polybrominated biphenyls, diphenyl polybrominated </text:span><text:span text:style-name="T5">ethers and lead.</text:span></text:p>
              </text:list-item>
              <text:list-item>
                <text:p text:style-name="P12"><text:span text:style-name="T5">Directive 2002/96 / EC, known as WEEE (Waste </text:span><text:span text:style-name="T5">from Electrical and Electronic Equipment), on the </text:span><text:span text:style-name="T5">other hand, gives manufacturers responsibility for </text:span><text:span text:style-name="T5">the reuse or destruction of discarded electrical and </text:span><text:span text:style-name="T5">electronic products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6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r interface (UI)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ser </text:span><text:span text:style-name="T4">interfa</text:span><text:span text:style-name="T4">ce (UI)</text:span></text:p>
          </draw:text-box>
        </draw:frame>
        <draw:frame draw:name="Content Placeholder 2" presentation:style-name="pr6" draw:text-style-name="P13" draw:layer="layout" svg:width="22.121cm" svg:height="10.237cm" svg:x="2.065cm" svg:y="6.779cm" presentation:class="outline" presentation:user-transformed="true">
          <draw:text-box>
            <text:list text:style-name="L3">
              <text:list-item>
                <text:p xml:id="id39" text:id="id39" text:style-name="P12"><text:span text:style-name="T5">Some embedded systems barely need a UI</text:span></text:p>
              </text:list-item>
            </text:list>
            <text:list text:style-name="L5">
              <text:list-item>
                <text:list>
                  <text:list-item>
                    <text:p xml:id="id40" text:id="id40" text:style-name="P19"><text:span text:style-name="T9">Internal processors and complex circuits get unnoticed by user</text:span></text:p>
                  </text:list-item>
                </text:list>
              </text:list-item>
              <text:list-item>
                <text:p xml:id="id41" text:id="id41" text:style-name="P12"><text:span text:style-name="T5">Other systems require a complex UI</text:span></text:p>
                <text:list>
                  <text:list-item>
                    <text:p xml:id="id42" text:id="id42" text:style-name="P19"><text:span text:style-name="T9">Developed by engineers, psychologists, designers, etc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I importanc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I </text:span><text:span text:style-name="T4">import</text:span><text:span text:style-name="T4">ance</text:span></text:p>
          </draw:text-box>
        </draw:frame>
        <draw:frame draw:name="Content Placeholder 2" presentation:style-name="pr11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43" text:id="id43">Engineers: can adapt to clumsy UI and not notice</text:p>
              </text:list-item>
              <text:list-item>
                <text:p xml:id="id44" text:id="id44">Users: UI should reflect intention</text:p>
              </text:list-item>
              <text:list-item>
                <text:p xml:id="id45" text:id="id45">UI can make/break products</text:p>
                <text:list>
                  <text:list-item>
                    <text:p xml:id="id46" text:id="id46">powerful products with few users (Linux?)</text:p>
                  </text:list-item>
                  <text:list-item>
                    <text:p xml:id="id47" text:id="id47">bad products with many users (Windows?)</text:p>
                  </text:list-item>
                </text:list>
              </text:list-item>
            </text:list>
            <text:p/>
            <text:p/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ocum</text:span><text:span text:style-name="T4">entatio</text:span><text:span text:style-name="T4">n</text:span></text:p>
          </draw:text-box>
        </draw:frame>
        <draw:frame draw:name="Content Placeholder 2" presentation:style-name="pr11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48" text:id="id48">Bad practice: build the whole system then write docs</text:p>
                <text:list>
                  <text:list-item>
                    <text:p xml:id="id49" text:id="id49">details missed</text:p>
                  </text:list-item>
                </text:list>
              </text:list-item>
              <text:list-item>
                <text:p xml:id="id50" text:id="id50">Good practice: test and document each submodule</text:p>
              </text:list-item>
              <text:list-item>
                <text:p>Use documents of submodules to produce top-level doc</text:p>
                <text:list>
                  <text:list-item>
                    <text:p>Circuit design practices apply to docs (use Latex)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s for engine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ocum</text:span><text:span text:style-name="T4">ent </text:span><text:span text:style-name="T4">users</text:span></text:p>
          </draw:text-box>
        </draw:frame>
        <draw:frame draw:name="Content Placeholder 2" presentation:style-name="pr11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51" text:id="id51">Present and future team members </text:p>
              </text:list-item>
              <text:list-item>
                <text:p xml:id="id52" text:id="id52">Customers and other users</text:p>
              </text:list-item>
              <text:list-item>
                <text:p xml:id="id53" text:id="id53">Time invested in docs always returns</text:p>
                <text:list>
                  <text:list-item>
                    <text:p>Bad docs lead to redesign 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1.429cm" svg:height="8.572cm" svg:x="3.81cm" svg:y="3.175cm" draw:page-number="17" presentation:class="page"/>
          <draw:frame draw:name="Notes Placeholder 2" presentation:style-name="pr12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3" draw:text-style-name="P4" draw:layer="layout" svg:width="8.254cm" svg:height="1.273cm" svg:x="10.791cm" svg:y="24.126cm" presentation:class="page-number" presentation:user-transformed="true">
            <draw:text-box>
              <text:p text:style-name="P8"><text:span text:style-name="T10"><text:page-number>19</text:page-number></text:span></text:p>
            </draw:text-box>
          </draw:frame>
        </presentation:notes>
      </draw:page>
      <draw:page draw:name="Document types for engine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ocum</text:span><text:span text:style-name="T4">ent </text:span><text:span text:style-name="T4">types</text:span></text:p>
          </draw:text-box>
        </draw:frame>
        <draw:frame draw:name="Content Placeholder 2" presentation:style-name="pr11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54" text:id="id54">Specification document</text:p>
              </text:list-item>
              <text:list-item>
                <text:p xml:id="id55" text:id="id55">Schematics </text:p>
              </text:list-item>
              <text:list-item>
                <text:p xml:id="id56" text:id="id56">Makefile, README files and code comments</text:p>
              </text:list-item>
              <text:list-item>
                <text:p xml:id="id57" text:id="id57">Datasheets (also for users)</text:p>
              </text:list-item>
              <text:list-item>
                <text:p>User manuals (also for users)</text:p>
              </text:list-item>
              <text:list-item>
                <text:p>Product briefs (marketing)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</text:span><text:span text:style-name="T4">heet 6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8" text:id="id58" text:style-name="P12"><text:span text:style-name="T5">Create a N-bit adder FPGA IP core</text:span></text:p>
              </text:list-item>
              <text:list-item>
                <text:p xml:id="id59" text:id="id59" text:style-name="P12"><text:span text:style-name="T5">Verilog source code + implementation script /makefile</text:span></text:p>
              </text:list-item>
              <text:list-item>
                <text:p xml:id="id60" text:id="id60" text:style-name="P12"><text:span text:style-name="T5">Testbench + simulation script / makefile</text:span></text:p>
              </text:list-item>
              <text:list-item>
                <text:p xml:id="id61" text:id="id61" text:style-name="P12"><text:span text:style-name="T5">Datasheet</text:span></text:p>
              </text:list-item>
            </text:list>
            <text:list text:style-name="L5">
              <text:list-item>
                <text:list>
                  <text:list-item>
                    <text:p xml:id="id62" text:id="id62" text:style-name="P19"><text:span text:style-name="T9">Overview: short summary</text:span></text:p>
                  </text:list-item>
                  <text:list-item>
                    <text:p xml:id="id63" text:id="id63" text:style-name="P19"><text:span text:style-name="T9">Symbol: box with all inputs and outputs</text:span></text:p>
                  </text:list-item>
                  <text:list-item>
                    <text:p xml:id="id64" text:id="id64" text:style-name="P19"><text:span text:style-name="T9">Table of parameters: name | description </text:span></text:p>
                  </text:list-item>
                  <text:list-item>
                    <text:p text:style-name="P19"><text:span text:style-name="T9">Table of signals: name | direction | description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07">10/7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0-07">10/7/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9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the </text:span><text:span text:style-name="MT3">title </text:span><text:span text:style-name="MT3">text </text:span><text:span text:style-name="MT3">forma</text:span><text:span text:style-name="MT3">t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the </text:span><text:span text:style-name="MT4">title </text:span><text:span text:style-name="MT4">text </text:span><text:span text:style-name="MT4">format</text:span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</text:span><text:span text:style-name="MT5">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0-07">10/7/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9</text:page-number></text:span></text:p>
        </draw:text-box>
      </draw:frame>
      <presentation:notes style:page-layout-name="PM2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85</meta:editing-cycles>
    <meta:creation-date>2014-07-21T10:31:21</meta:creation-date>
    <dc:date>2019-10-07T15:29:46.126689522</dc:date>
    <meta:editing-duration>PT1H46M50S</meta:editing-duration>
    <meta:generator>LibreOffice/6.0.7.3$Linux_X86_64 LibreOffice_project/00m0$Build-3</meta:generator>
    <meta:document-statistic meta:object-count="166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emplate-Powerpoint-IST_1.thmx" xlink:href=""/>
  </office:meta>
</office:document-meta>
</file>